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492" officeooo:paragraph-rsid="0012d492"/>
    </style:style>
    <style:style style:name="P2" style:family="paragraph" style:parent-style-name="Standard">
      <style:text-properties officeooo:rsid="0014c4da" officeooo:paragraph-rsid="0014c4da"/>
    </style:style>
    <style:style style:name="P3" style:family="paragraph" style:parent-style-name="Standard">
      <style:text-properties officeooo:rsid="001a4bda" officeooo:paragraph-rsid="001a4bda"/>
    </style:style>
    <style:style style:name="P4" style:family="paragraph" style:parent-style-name="Standard">
      <style:text-properties officeooo:rsid="001a4bda" officeooo:paragraph-rsid="001b08f5"/>
    </style:style>
    <style:style style:name="P5" style:family="paragraph" style:parent-style-name="Standard">
      <style:text-properties officeooo:rsid="001b59de" officeooo:paragraph-rsid="001b59de"/>
    </style:style>
    <style:style style:name="P6" style:family="paragraph" style:parent-style-name="Standard">
      <style:text-properties officeooo:rsid="001d5adf" officeooo:paragraph-rsid="001b59de"/>
    </style:style>
    <style:style style:name="P7" style:family="paragraph" style:parent-style-name="Standard">
      <style:text-properties officeooo:rsid="001d5adf" officeooo:paragraph-rsid="001d7442"/>
    </style:style>
    <style:style style:name="P8" style:family="paragraph" style:parent-style-name="Standard">
      <style:text-properties officeooo:rsid="001d7442" officeooo:paragraph-rsid="001d7442"/>
    </style:style>
    <style:style style:name="P9" style:family="paragraph" style:parent-style-name="Standard">
      <style:text-properties officeooo:rsid="001e5e72" officeooo:paragraph-rsid="001e5e72"/>
    </style:style>
    <style:style style:name="P10" style:family="paragraph" style:parent-style-name="Standard">
      <style:paragraph-properties fo:text-align="center" style:justify-single-word="false"/>
      <style:text-properties fo:font-size="14pt" officeooo:rsid="00289b54" officeooo:paragraph-rsid="00289b54" style:font-size-asian="14pt" style:font-size-complex="14pt"/>
    </style:style>
    <style:style style:name="T1" style:family="text">
      <style:text-properties officeooo:rsid="0014c4da"/>
    </style:style>
    <style:style style:name="T2" style:family="text">
      <style:text-properties officeooo:rsid="001b08f5"/>
    </style:style>
    <style:style style:name="T3" style:family="text">
      <style:text-properties officeooo:rsid="001ca80c"/>
    </style:style>
    <style:style style:name="T4" style:family="text">
      <style:text-properties officeooo:rsid="001d5adf"/>
    </style:style>
    <style:style style:name="T5" style:family="text">
      <style:text-properties officeooo:rsid="002de7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ise 1</text:p>
      <text:p text:style-name="P1">1.</text:p>
      <text:p text:style-name="P1"><text:tab/>pwd <text:s/>;ls -l</text:p>
      <text:p text:style-name="P2">2.</text:p>
      <text:p text:style-name="P2"><text:tab/>mkdir intern-2020 rapidops-2020</text:p>
      <text:p text:style-name="P2">3.</text:p>
      <text:p text:style-name="P2"><text:tab/>cd intern-2020</text:p>
      <text:p text:style-name="P1"><text:tab/><text:span text:style-name="T1">touch dev.txt <text:s/>helloworld.txt</text:span></text:p>
      <text:p text:style-name="P3">4.</text:p>
      <text:p text:style-name="P3"><text:tab/>cat &gt; dev.txt</text:p>
      <text:p text:style-name="P3"><text:tab/>echo “Hello World” &gt;&gt; helloworld.txt</text:p>
      <text:p text:style-name="P3">5.</text:p>
      <text:p text:style-name="P3"><text:tab/>cp dev.txt helloworld.txt /home/ad.rapidops.com/rishabh.khare/Desktop/rapidops-2020</text:p>
      <text:p text:style-name="P3"><text:tab/><text:span text:style-name="T2">or</text:span></text:p>
      <text:p text:style-name="P4"><text:tab/>cp dev.txt <text:span text:style-name="T2">h</text:span>elloworld.txt ./../rapidops-2020</text:p>
      <text:p text:style-name="P3">6.</text:p>
      <text:p text:style-name="P3"><text:tab/>cd ..</text:p>
      <text:p text:style-name="P3"><text:tab/>cd rapidops-2020</text:p>
      <text:p text:style-name="P3"><text:tab/>mv dev.txt devs.txt</text:p>
      <text:p text:style-name="P3"><text:tab/>mv helloworld.txt helloworlds.txt</text:p>
      <text:p text:style-name="P5">7.</text:p>
      <text:p text:style-name="P5"><text:tab/>chmod u+rwx devs.txt</text:p>
      <text:p text:style-name="P5"><text:tab/>chmod g+rw helloworlds.txt</text:p>
      <text:p text:style-name="P5">8.</text:p>
      <text:p text:style-name="P5"><text:tab/>tar -cvf devs.tar devs.txt</text:p>
      <text:p text:style-name="P5"><text:tab/>tar -cvf <text:span text:style-name="T3">helloworlds</text:span>.tar <text:span text:style-name="T3">helloworlds</text:span>.txt</text:p>
      <text:p text:style-name="P6"/>
      <text:p text:style-name="P7">9.</text:p>
      <text:p text:style-name="P7"><text:tab/>cp helloworlds.tar devs.tar ./../intern-2020</text:p>
      <text:p text:style-name="P7"><text:tab/>rm helloworlds.tar devs.tar</text:p>
      <text:p text:style-name="P8">10.</text:p>
      <text:p text:style-name="P8"><text:tab/>find /home/ad.rapidops.com/rishabh.khare/Desktop/ -name dev.txt</text:p>
      <text:p text:style-name="P9">11.</text:p>
      <text:p text:style-name="P9"><text:tab/>top</text:p>
      <text:p text:style-name="P9">12.</text:p>
      <text:p text:style-name="P9"><text:tab/>df -h filename/folder name</text:p>
      <text:p text:style-name="P9"><text:tab/>du -h filename/foldername</text:p>
      <text:p text:style-name="P9">13.</text:p>
      <text:p text:style-name="P9"><text:tab/><text:span text:style-name="T5">ps -a</text:span></text:p>
      <text:p text:style-name="P9">14.</text:p>
      <text:p text:style-name="P9"><text:tab/>wget url</text:p>
      <text:p text:style-name="P9">15.</text:p>
      <text:p text:style-name="P9"><text:tab/>ifconfig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21:53.008695059</meta:creation-date>
    <meta:generator>LibreOffice/6.0.7.3$Linux_X86_64 LibreOffice_project/00m0$Build-3</meta:generator>
    <dc:date>2020-01-10T15:25:34.341766355</dc:date>
    <meta:editing-duration>PT1H12M55S</meta:editing-duration>
    <meta:editing-cycles>12</meta:editing-cycles>
    <meta:document-statistic meta:table-count="0" meta:image-count="0" meta:object-count="0" meta:page-count="1" meta:paragraph-count="42" meta:word-count="93" meta:character-count="729" meta:non-whitespace-character-count="650"/>
  </office:meta>
</office:document-meta>
</file>